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 office:value-type="string">
            <text:p>After phantom shi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... We're back...!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nk god————!!!!</text:p>
          </table:table-cell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 office:value-type="string">
            <text:p>We're saaaaaaaaaaaaved————!!!</text:p>
          </table:table-cell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our escape was successful.</text:p>
          </table:table-cell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 office:value-type="string">
            <text:p>The ship appears to be in fine shape, but we
should go and check on the other passeng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